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/>
      <style:text-properties style:font-name="Bitstream Vera Sans Mono" officeooo:rsid="0013621f" officeooo:paragraph-rsid="0013621f"/>
    </style:style>
    <style:style style:name="P2" style:family="paragraph" style:parent-style-name="Standard">
      <style:paragraph-properties fo:margin-top="0.0791in" fo:margin-bottom="0.0791in" loext:contextual-spacing="false"/>
      <style:text-properties style:font-name="Bitstream Vera Sans Mono" officeooo:rsid="0013621f" officeooo:paragraph-rsid="00139ee3"/>
    </style:style>
    <style:style style:name="T1" style:family="text">
      <style:text-properties officeooo:rsid="00139e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gabe 1</text:p>
      <text:p text:style-name="P1">Ausgabe 1: Ferdinand<text:line-break/>Begründung 1: Beim Instanziieren von Impl in der main-Methode wird zwar „Horst“ und 21 übergeben, der Konstruktor jedoch ruft super mit den Parametern „Ferdinand“ und dem in double gecasteten Wert value2 übergeben. Der super-Aufruf führt nun den AbstrClass-Konstruktor aus, der wiederum den Wert „Ferdinand“ in value1 ablegt. Der Konstruktor von Impl weist value2 in Impl außerdem den doppelten Wert vom übergebenen Integer-Parameter value2 zu.<text:line-break/>Impl.getValue1() ist in der AbstrClass Basisklasse implementiert und gibt nun deshalb den dort abgelegten <text:span text:style-name="T1">String</text:span>-Wert zurück; welcher anschließend ausgegeben wird.</text:p>
      <text:p text:style-name="P2">Ausgabe 2: 21.0<text:line-break/>Begründung 2: Wie unter Begründung 1 angegeben wird 21 als 2. Parameter an den <text:span text:style-name="T1">K</text:span>onstruktor von Impl übergeben, welcher al<text:span text:style-name="T1">s</text:span> double gecastet an den Basisklassen-Konstruktor AbstrClass übergeben wird. <text:span text:style-name="T1">Da </text:span>Impl.getValue<text:span text:style-name="T1">2</text:span>() in der AbstrClass Basisklasse implementiert <text:span text:style-name="T1">ist gibt die Methode nun den dort abgelegten Double-Wert zurück</text:span>.</text:p>
      <text:p text:style-name="P1">Ausgabe 3: 42<text:line-break/>Begründung 3: Nach den ersten beiden Ausgaben wird impl.incrementValue2(42) aufgerufen. Diese Methode addiert die übergebene 42 auf den in <text:span text:style-name="T1">AbstrClass.</text:span>value2 abgelegten Wert auf. <text:span text:style-name="T1">Impl.value2 verdeckt dieses Feld zwar, wird aber nicht verändert.</text:span><text:line-break/><text:span text:style-name="T1">Beim Abruf von impl.value2 wird nun auf den in Impl abgelegten Wert von value2 zugegriffen.<text:line-break/>Wie unter Begründung 1 bereits beschrieben liegt in Impl.value2 der doppelte Wert des dem Konstruktor übergebenen Werts und dieser wird nun abgefragt.</text:span><text:line-break/></text:p>
      <text:p text:style-name="P1">Ausgabe 4: 63.0<text:line-break/><text:span text:style-name="T1">Begründung 3: Im Gegensatz zu Aufgabe 3 wird hier nun getValue2 aufgerufen welches in AbstrClass implementiert ist. Dadurch wird value2 aus der AbstrClass-Basisklasse abgefragt welches den durch incrementValue2 veränderten Wert 21+42=63 enthäl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00:18:11.949047485</meta:creation-date>
    <dc:date>2018-01-21T00:32:51.836690295</dc:date>
    <meta:editing-duration>PT4M29S</meta:editing-duration>
    <meta:editing-cycles>1</meta:editing-cycles>
    <meta:document-statistic meta:table-count="0" meta:image-count="0" meta:object-count="0" meta:page-count="1" meta:paragraph-count="5" meta:word-count="244" meta:character-count="1742" meta:non-whitespace-character-count="1502"/>
    <meta:generator>LibreOffice/5.1.6.2$Linux_X86_64 LibreOffice_project/10m0$Build-2</meta:generator>
  </office:meta>
</office:document-meta>
</file>